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82bc" officeooo:paragraph-rsid="000c82bc"/>
    </style:style>
    <style:style style:name="P2" style:family="paragraph" style:parent-style-name="Standard">
      <style:text-properties officeooo:rsid="000fa176" officeooo:paragraph-rsid="000fa176"/>
    </style:style>
    <style:style style:name="P3" style:family="paragraph" style:parent-style-name="Standard">
      <style:text-properties officeooo:rsid="001246d0" officeooo:paragraph-rsid="001246d0"/>
    </style:style>
    <style:style style:name="P4" style:family="paragraph" style:parent-style-name="Standard">
      <style:text-properties officeooo:rsid="0017afa6" officeooo:paragraph-rsid="0017afa6"/>
    </style:style>
    <style:style style:name="P5" style:family="paragraph" style:parent-style-name="Standard">
      <style:text-properties officeooo:rsid="001c6b20" officeooo:paragraph-rsid="001c6b20"/>
    </style:style>
    <style:style style:name="P6" style:family="paragraph" style:parent-style-name="Standard">
      <style:text-properties officeooo:rsid="001da90a" officeooo:paragraph-rsid="001da90a"/>
    </style:style>
    <style:style style:name="T1" style:family="text">
      <style:text-properties officeooo:rsid="000e1161"/>
    </style:style>
    <style:style style:name="T2" style:family="text">
      <style:text-properties officeooo:rsid="001085fd"/>
    </style:style>
    <style:style style:name="T3" style:family="text">
      <style:text-properties officeooo:rsid="00113a43"/>
    </style:style>
    <style:style style:name="T4" style:family="text">
      <style:text-properties officeooo:rsid="0011767a"/>
    </style:style>
    <style:style style:name="T5" style:family="text">
      <style:text-properties officeooo:rsid="00134acd"/>
    </style:style>
    <style:style style:name="T6" style:family="text">
      <style:text-properties officeooo:rsid="0014d8c4"/>
    </style:style>
    <style:style style:name="T7" style:family="text">
      <style:text-properties officeooo:rsid="0017afa6"/>
    </style:style>
    <style:style style:name="T8" style:family="text">
      <style:text-properties officeooo:rsid="0019a863"/>
    </style:style>
    <style:style style:name="T9" style:family="text">
      <style:text-properties officeooo:rsid="001b4848"/>
    </style:style>
    <style:style style:name="T10" style:family="text">
      <style:text-properties officeooo:rsid="001c9748"/>
    </style:style>
    <style:style style:name="T11" style:family="text">
      <style:text-properties officeooo:rsid="001da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enção, todos os exercicios precisam que seja inserido no inicio valores constantes para testes. Ainda não estamos entrando com valores pelo teclado.</text:p>
      <text:p text:style-name="P2">Todos os números que utilizaremos nestas atividades serão no máximo até 255. <text:span text:style-name="T2">ou seja, trabalharemos com apenas 1 registrador por número.</text:span></text:p>
      <text:p text:style-name="P1"/>
      <text:p text:style-name="P1">Atividade 1: Somar do<text:span text:style-name="T6">i</text:span>s n<text:span text:style-name="T6">ú</text:span>meros e salvar em um registrador diferente.</text:p>
      <text:p text:style-name="P1"/>
      <text:p text:style-name="P1">Atividade 2: Ordenar dois números (Os números ordenados deverão ficar no registrador R20 e R21<text:span text:style-name="T1">)</text:span></text:p>
      <text:p text:style-name="P1"/>
      <text:p text:style-name="P2">Atividade 3: Somar dois números, caso a soma dê mais de 30, subtrair 10, caso contrário, adicionar o valor atual da soma (isso equivale a multiplicar a soma atual por 2). Salvar o resultado no R20.</text:p>
      <text:p text:style-name="P2"/>
      <text:p text:style-name="P2">Ati<text:span text:style-name="T3">vi</text:span>dade 4: Ordenar três números <text:span text:style-name="T6">em ordem crescente</text:span>, <text:span text:style-name="T4">Salvar ordenado nos registradores R20, R21 e R22.</text:span></text:p>
      <text:p text:style-name="P2"/>
      <text:p text:style-name="P3">Ati<text:span text:style-name="T5">v</text:span>idade 5: Multiplicar um número por 5 e salvar o valor no registrador R20. Coloque um valor pequeno na entrada, máximo 15 para evitar overflow. Não vale utilizar nesta atividade a instrução de multiplicação. E você deverá utilizar um loop de repetição.</text:p>
      <text:p text:style-name="P3"/>
      <text:p text:style-name="P4">---- Parte 2</text:p>
      <text:p text:style-name="P4"/>
      <text:p text:style-name="P4">Atividade 6: Carregue valores na memória, começando do endereço $100 os valores de 1 a 10. Utilize o comando de repetição para isso.</text:p>
      <text:p text:style-name="P4"/>
      <text:p text:style-name="P4">Atividade 7: Some os valores de $100 a $10A e coloque em R20. Lembre-se trabalhe com valores pequenos para evitar overflow. <text:span text:style-name="T8">Inicie com alguns valores os endereços indicados antes de executar o código.</text:span></text:p>
      <text:p text:style-name="P4"/>
      <text:p text:style-name="P5">Atividade 8: Some 8 valores da memória e tire a média (dica, divisão por potência de 2 é só deslocar os bits para a direita)</text:p>
      <text:p text:style-name="P4"/>
      <text:p text:style-name="P6">Atividade 9: <text:span text:style-name="T7">Carregue valores na memória, começando do endereço $100 os valores de 1</text:span>0<text:span text:style-name="T7"> a </text:span>20<text:span text:style-name="T7">. </text:span>Depois subtraia de 3 cada endereço de memória</text:p>
      <text:p text:style-name="P4"/>
      <text:p text:style-name="P6">Atividade 10: Carregue 10 valores , começando em $100 e ordene estes valores de forma cresc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2S</meta:editing-duration>
    <meta:editing-cycles>18</meta:editing-cycles>
    <meta:generator>LibreOffice/5.2.6.2$Windows_X86_64 LibreOffice_project/a3100ed2409ebf1c212f5048fbe377c281438fdc</meta:generator>
    <dc:date>2019-07-02T10:49:31.315000000</dc:date>
    <dc:creator>Julio Cesar Goldner Vendramini</dc:creator>
    <meta:document-statistic meta:table-count="0" meta:image-count="0" meta:object-count="0" meta:page-count="1" meta:paragraph-count="13" meta:word-count="287" meta:character-count="1705" meta:non-whitespace-character-count="1431"/>
    <meta:user-defined meta:name="Info 1"/>
    <meta:user-defined meta:name="Info 2"/>
    <meta:user-defined meta:name="Info 3"/>
    <meta:user-defined meta:name="Info 4"/>
  </office:meta>
</office:document-meta>
</file>